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20pt" style:font-size-asian="20pt" style:font-size-complex="20pt"/>
    </style:style>
    <style:style style:name="P3" style:parent-style-name="Normal" style:family="paragraph">
      <style:text-properties fo:font-weight="bold" style:font-weight-asian="bold" style:font-weight-complex="bold" fo:font-size="20pt" style:font-size-asian="20pt" style:font-size-complex="20pt"/>
    </style:style>
    <style:style style:name="P4" style:parent-style-name="Normal" style:family="paragraph">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fo:font-size="20pt" style:font-size-asian="20pt" style:font-size-complex="20pt"/>
    </style:style>
    <style:style style:name="P7" style:parent-style-name="Normal" style:family="paragraph">
      <style:text-properties fo:font-weight="bold" style:font-weight-asian="bold" style:font-weight-complex="bold" fo:font-size="20pt" style:font-size-asian="20pt" style:font-size-complex="20pt"/>
    </style:style>
  </office:automatic-styles>
  <office:body>
    <office:text text:use-soft-page-breaks="true">
      <text:p text:style-name="P1"/>
      <text:p text:style-name="Normal"><text:s/><text:span text:style-name="T2">Blog Professionnel</text:span></text:p>
      <text:p text:style-name="Normal"/>
      <text:p text:style-name="Normal">Ce projet consiste à développer un blog professionnel complet avec des fonctionnalités d'affichage de blog posts, d'ajout, de modification et de suppression de blog posts, ainsi que des pages d'administration pour gérer le contenu du blog.</text:p>
      <text:p text:style-name="Normal"/>
      <text:p text:style-name="P3">Fonctionnalités</text:p>
      <text:p text:style-name="Normal"/>
      <text:p text:style-name="Normal">- Page d'accueil avec informations personnelles, photo/logo, phrase d'accroche, menu de navigation, formulaire de contact et liens vers les réseaux sociaux.</text:p>
      <text:p text:style-name="Normal">- Page de liste des blog posts affichant les titres, dates de dernière modification et chapôs.</text:p>
      <text:p text:style-name="Normal">- Page de détail d'un blog post montrant le titre, le chapô, le contenu, l'auteur, la date de dernière mise à jour, un formulaire de commentaire et une liste de commentaires validés.</text:p>
      <text:p text:style-name="Normal">- Page d'ajout d'un blog post pour les utilisateurs inscrits et validés.</text:p>
      <text:p text:style-name="Normal">- Page de modification d'un blog post pour les utilisateurs inscrits et validés, permettant de modifier le titre, le chapô, l'auteur et le contenu.</text:p>
      <text:p text:style-name="Normal">- Pages de modification/suppression de blog posts accessibles aux administrateurs.</text:p>
      <text:p text:style-name="Normal">- Pages de connexion/enregistrement des utilisateurs avec des droits d'accès.</text:p>
      <text:p text:style-name="Normal">- Design responsive utilisant un thème Bootstrap attrayant.</text:p>
      <text:p text:style-name="Normal">- Utilisation du moteur de templating Twig pour une gestion simplifiée des templates.</text:p>
      <text:p text:style-name="Normal"/>
      <text:p text:style-name="P4">Installation</text:p>
      <text:p text:style-name="Normal"/>
      <text:p text:style-name="Normal">1. Clonez ce référentiel sur votre machine locale.</text:p>
      <text:p text:style-name="Normal">2. Assurez-vous d'avoir PHP et Composer installés.</text:p>
      <text:p text:style-name="Normal">3. Exécutez `composer install` pour installer les dépendances du projet.</text:p>
      <text:p text:style-name="Normal">4. Configurez votre environnement en copiant le fichier `.env.example` en tant que `.env` et en y ajoutant les informations appropriées.</text:p>
      <text:p text:style-name="Normal">5. Exécutez les migrations de la base de données avec la commande `php artisan migrate`.</text:p>
      <text:p text:style-name="Normal">6. Générez une clé d'application avec la commande `php artisan key:generate`.</text:p>
      <text:p text:style-name="Normal">7. Lancez le serveur de développement avec la commande `php artisan serve`.</text:p>
      <text:soft-page-break/>
      <text:p text:style-name="Normal">8. Accédez à l'URL `http://localhost:8000` dans votre navigateur pour voir le blog professionnel en action.</text:p>
      <text:p text:style-name="Normal"/>
      <text:p text:style-name="P5">Contribution</text:p>
      <text:p text:style-name="Normal"/>
      <text:p text:style-name="Normal">Les contributions sont les bienvenues ! Si vous souhaitez contribuer à ce projet, veuillez suivre les étapes suivantes :</text:p>
      <text:p text:style-name="Normal"/>
      <text:p text:style-name="Normal">1. Forkez ce référentiel.</text:p>
      <text:p text:style-name="Normal">2. Créez une branche pour vos modifications : `git checkout -b feature/nouvelle-fonctionnalite`.</text:p>
      <text:p text:style-name="Normal">3. Faites vos modifications et committez-les : `git commit -m 'Ajout d'une nouvelle fonctionnalité'`.</text:p>
      <text:p text:style-name="Normal">4. Poussez votre branche vers votre fork : `git push origin feature/nouvelle-fonctionnalite`.</text:p>
      <text:p text:style-name="Normal">5. Ouvrez une pull request vers ce référentiel principal.</text:p>
      <text:p text:style-name="Normal"/>
      <text:p text:style-name="Normal">Veuillez-vous assurer de suivre les bonnes pratiques de développement, d'inclure des tests appropriés et de maintenir une documentation à jour.</text:p>
      <text:p text:style-name="Normal"/>
      <text:p text:style-name="P6">Auteurs</text:p>
      <text:p text:style-name="Normal"/>
      <text:p text:style-name="Normal">- Maxence Medard</text:p>
      <text:p text:style-name="Normal"/>
      <text:p text:style-name="P7">Licence</text:p>
      <text:p text:style-name="Normal"/>
      <text:p text:style-name="Normal">Ce projet est sous licence [MIT](https://opensource.org/licenses/MIT). Vous êtes libre d'utiliser, modifier et distribuer ce projet conformément aux conditions de la licen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SOLUZINC</meta:initial-creator>
    <dc:creator>Dev SOLUZINC</dc:creator>
    <meta:creation-date>2023-05-19T06:58:00Z</meta:creation-date>
    <dc:date>2023-05-19T07:01:00Z</dc:date>
    <meta:template xlink:href="Normal.dotm" xlink:type="simple"/>
    <meta:editing-cycles>1</meta:editing-cycles>
    <meta:editing-duration>PT180S</meta:editing-duration>
    <meta:document-statistic meta:page-count="2" meta:paragraph-count="5" meta:word-count="429" meta:character-count="2788" meta:row-count="19" meta:non-whitespace-character-count="2364"/>
  </office:meta>
</office:document-meta>
</file>